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acfe" officeooo:paragraph-rsid="001bacfe"/>
    </style:style>
    <style:style style:name="P2" style:family="paragraph" style:parent-style-name="Standard">
      <style:text-properties officeooo:rsid="001bfc82" officeooo:paragraph-rsid="001bfc82"/>
    </style:style>
    <style:style style:name="P3" style:family="paragraph" style:parent-style-name="Standard">
      <style:text-properties officeooo:rsid="001cc6aa" officeooo:paragraph-rsid="001cc6aa"/>
    </style:style>
    <style:style style:name="P4" style:family="paragraph" style:parent-style-name="Standard">
      <style:text-properties officeooo:rsid="001dc3b0" officeooo:paragraph-rsid="001dc3b0"/>
    </style:style>
    <style:style style:name="P5" style:family="paragraph" style:parent-style-name="Standard">
      <style:text-properties officeooo:rsid="001f5496" officeooo:paragraph-rsid="001f5496"/>
    </style:style>
    <style:style style:name="P6" style:family="paragraph" style:parent-style-name="Standard">
      <style:text-properties officeooo:rsid="00229d60" officeooo:paragraph-rsid="00229d60"/>
    </style:style>
    <style:style style:name="P7" style:family="paragraph" style:parent-style-name="Standard">
      <style:text-properties style:font-name="Times New Roman" fo:font-size="12pt" officeooo:rsid="00229d60" officeooo:paragraph-rsid="00229d60" style:font-size-asian="12pt" style:font-size-complex="12pt"/>
    </style:style>
    <style:style style:name="P8" style:family="paragraph" style:parent-style-name="Heading_20_1">
      <style:text-properties style:font-name="Times New Roman" fo:font-size="12pt" officeooo:rsid="00229d60" officeooo:paragraph-rsid="00229d60" style:font-size-asian="12pt" style:font-size-complex="12pt"/>
    </style:style>
    <style:style style:name="P9" style:family="paragraph" style:parent-style-name="Standard">
      <style:text-properties officeooo:rsid="00229d60" officeooo:paragraph-rsid="00229d60"/>
    </style:style>
    <style:style style:name="P10" style:family="paragraph" style:parent-style-name="Standard">
      <style:text-properties fo:font-weight="bold" officeooo:rsid="002472c3" officeooo:paragraph-rsid="002472c3" style:font-weight-asian="bold" style:font-weight-complex="bold"/>
    </style:style>
    <style:style style:name="P11" style:family="paragraph" style:parent-style-name="Standard">
      <style:text-properties fo:font-weight="bold" officeooo:rsid="0024e473" officeooo:paragraph-rsid="0024e473" style:font-weight-asian="bold" style:font-weight-complex="bold"/>
    </style:style>
    <style:style style:name="P12" style:family="paragraph" style:parent-style-name="Standard">
      <style:text-properties officeooo:rsid="0024e473" officeooo:paragraph-rsid="0024e473"/>
    </style:style>
    <style:style style:name="P13" style:family="paragraph" style:parent-style-name="Preformatted_20_Text">
      <style:text-properties officeooo:rsid="00229d60" officeooo:paragraph-rsid="00229d60"/>
    </style:style>
    <style:style style:name="P14" style:family="paragraph" style:parent-style-name="Preformatted_20_Text">
      <style:text-properties officeooo:rsid="0024e473" officeooo:paragraph-rsid="0024e473"/>
    </style:style>
    <style:style style:name="P15" style:family="paragraph" style:parent-style-name="Preformatted_20_Text">
      <style:paragraph-properties fo:margin-top="0cm" fo:margin-bottom="0.499cm" loext:contextual-spacing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онвертация данных С:</text:p>
      <text:p text:style-name="P1"/>
      <text:p text:style-name="P2">1. Массив byte (unsigned char, char) в integer</text:p>
      <text:p text:style-name="P2"/>
      <text:p text:style-name="P2">int BYTEconvertINT(byte b[])</text:p>
      <text:p text:style-name="P2">{</text:p>
      <text:p text:style-name="P2"><text:s text:c="4"/>int MASK = 0xFF;</text:p>
      <text:p text:style-name="P2"><text:s text:c="4"/>int result = 0;</text:p>
      <text:p text:style-name="P2"><text:s text:c="8"/>result = b[0] &amp; MASK;</text:p>
      <text:p text:style-name="P2"><text:s text:c="8"/>result = result + ((b[1] &amp; MASK) &lt;&lt; 8);</text:p>
      <text:p text:style-name="P2"><text:s text:c="8"/>result = result + ((b[2] &amp; MASK) &lt;&lt; 16);</text:p>
      <text:p text:style-name="P2"><text:s text:c="8"/>result = result + ((b[3] &amp; MASK) &lt;&lt; 24);</text:p>
      <text:p text:style-name="P2"><text:s text:c="4"/>return result;</text:p>
      <text:p text:style-name="P2">}</text:p>
      <text:p text:style-name="P2"/>
      <text:p text:style-name="P2">2. Массив byte (unsigned char, char) в unsigned short</text:p>
      <text:p text:style-name="P2"/>
      <text:p text:style-name="P2">unsigned short BYTEconvertUshort(byte b[])</text:p>
      <text:p text:style-name="P2">{</text:p>
      <text:p text:style-name="P2"><text:s text:c="4"/>unsigned short MASK = 0xFF;</text:p>
      <text:p text:style-name="P2"><text:s text:c="4"/>unsigned short result = 0;</text:p>
      <text:p text:style-name="P2"><text:s text:c="8"/>result = b[0] &amp; MASK;</text:p>
      <text:p text:style-name="P2"><text:s text:c="8"/>result = result + ((b[1] &amp; MASK) &lt;&lt; 8);</text:p>
      <text:p text:style-name="P2"><text:s text:c="8"/>//result = result + ((b[2] &amp; MASK) &lt;&lt; 16);</text:p>
      <text:p text:style-name="P2"><text:s text:c="8"/>//result = result + ((b[3] &amp; MASK) &lt;&lt; 24);</text:p>
      <text:p text:style-name="P2"><text:s text:c="4"/>return result;</text:p>
      <text:p text:style-name="P2">}</text:p>
      <text:p text:style-name="P2"/>
      <text:p text:style-name="P3">3. Массив <text:s/>бит в строку</text:p>
      <text:p text:style-name="P4">void binaryToString(unsigned char* input, unsigned char* output)</text:p>
      <text:p text:style-name="P4">{</text:p>
      <text:p text:style-name="P4"><text:s text:c="4"/>unsigned char binary[9] = {0}; // initialize string to 0's</text:p>
      <text:p text:style-name="P4"/>
      <text:p text:style-name="P4"><text:s text:c="4"/>// copy 8 bits from input string</text:p>
      <text:p text:style-name="P4"><text:s text:c="4"/>for (int i = 0; i &lt; 8; i ++){</text:p>
      <text:p text:style-name="P4"><text:s text:c="8"/>binary[i] = input[i];</text:p>
      <text:p text:style-name="P4"><text:s text:c="4"/>}</text:p>
      <text:p text:style-name="P4"/>
      <text:p text:style-name="P4"><text:s text:c="4"/>*output <text:s/>= strtol(binary,NULL,2); // convert the byte to a long, using base$</text:p>
      <text:p text:style-name="P4">}</text:p>
      <text:p text:style-name="P3"/>
      <text:p text:style-name="P3"/>
      <text:p text:style-name="P4">// https://stackoverflow.com/questions/47644521/converting-massive-binary-input-string-into-character-string-c</text:p>
      <text:p text:style-name="P2"/>
      <text:p text:style-name="P4">4.</text:p>
      <text:p text:style-name="P4"/>
      <text:p text:style-name="P5">char msg[3];</text:p>
      <text:p text:style-name="P5">sprintf(msg, "%d", seria);</text:p>
      <text:p text:style-name="P5">printf("src2:--------- %s-----\n", msg)</text:p>
      <text:p text:style-name="P5"/>
      <text:p text:style-name="P5"/>
      <text:p text:style-name="P6"><text:soft-page-break/>SQL</text:p>
      <text:p text:style-name="P6"/>
      <text:h text:style-name="P8" text:outline-level="1">ограничение количества записей возвращаемых запросом</text:h>
      <text:p text:style-name="P7"/>
      <text:p text:style-name="P6"/>
      <text:p text:style-name="P6">SELECT * FROM tab WHERE .... ORDER BY ... LIMIT 10<text:line-break/>вернет первых 10 строк<text:line-break/>SELECT * FROM tab WHERE .... ORDER BY ... LIMIT 5,10<text:line-break/>пропустит первых 5 строк и вернет 10 следующих ( если не достаточно строк то вернет сколько сможет)</text:p>
      <text:p text:style-name="P6"/>
      <text:p text:style-name="P6"/>
      <text:p text:style-name="P6"/>
      <text:p text:style-name="P10">Замена символа в строке</text:p>
      <text:p text:style-name="P6"/>
      <text:p text:style-name="P13"><text:span text:style-name="Source_20_Text">main()</text:span></text:p>
      <text:p text:style-name="Preformatted_20_Text"><text:span text:style-name="Source_20_Text">{</text:span></text:p>
      <text:p text:style-name="Preformatted_20_Text"><text:span text:style-name="Source_20_Text"><text:s text:c="2"/>int i = 247593;</text:span></text:p>
      <text:p text:style-name="Preformatted_20_Text"><text:span text:style-name="Source_20_Text"><text:s text:c="2"/>char str[10];</text:span></text:p>
      <text:p text:style-name="Preformatted_20_Text"/>
      <text:p text:style-name="Preformatted_20_Text"><text:span text:style-name="Source_20_Text"><text:s text:c="2"/>sprintf(str, "%d", i);</text:span></text:p>
      <text:p text:style-name="Preformatted_20_Text"><text:span text:style-name="Source_20_Text"><text:s text:c="2"/>// Now str contains the integer as characters</text:span></text:p>
      <text:p text:style-name="P15"><text:span text:style-name="Source_20_Text">} </text:span></text:p>
      <text:p text:style-name="Text_20_body">Here for another Example</text:p>
      <text:p text:style-name="Preformatted_20_Text"><text:span text:style-name="Source_20_Text">#include &lt;stdio.h&gt;</text:span></text:p>
      <text:p text:style-name="Preformatted_20_Text"/>
      <text:p text:style-name="Preformatted_20_Text"><text:span text:style-name="Source_20_Text">int main(void)</text:span></text:p>
      <text:p text:style-name="Preformatted_20_Text"><text:span text:style-name="Source_20_Text">{</text:span></text:p>
      <text:p text:style-name="Preformatted_20_Text"><text:span text:style-name="Source_20_Text"><text:s text:c="3"/>char text[] = "StringX";</text:span></text:p>
      <text:p text:style-name="Preformatted_20_Text"><text:span text:style-name="Source_20_Text"><text:s text:c="3"/>int digit;</text:span></text:p>
      <text:p text:style-name="Preformatted_20_Text"><text:span text:style-name="Source_20_Text"><text:s text:c="3"/>for (digit = 0; digit &lt; 10; ++digit)</text:span></text:p>
      <text:p text:style-name="Preformatted_20_Text"><text:span text:style-name="Source_20_Text"><text:s text:c="3"/>{</text:span></text:p>
      <text:p text:style-name="Preformatted_20_Text"><text:span text:style-name="Source_20_Text"><text:s text:c="6"/>text[6] = digit + '0';</text:span></text:p>
      <text:p text:style-name="Preformatted_20_Text"><text:span text:style-name="Source_20_Text"><text:s text:c="6"/>puts(text);</text:span></text:p>
      <text:p text:style-name="Preformatted_20_Text"><text:span text:style-name="Source_20_Text"><text:s text:c="3"/>}</text:span></text:p>
      <text:p text:style-name="Preformatted_20_Text"><text:span text:style-name="Source_20_Text"><text:s text:c="3"/>return 0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* my output</text:span></text:p>
      <text:p text:style-name="Preformatted_20_Text"><text:span text:style-name="Source_20_Text">String0</text:span></text:p>
      <text:p text:style-name="Preformatted_20_Text"><text:span text:style-name="Source_20_Text">String1</text:span></text:p>
      <text:p text:style-name="Preformatted_20_Text"><text:span text:style-name="Source_20_Text">String2</text:span></text:p>
      <text:p text:style-name="Preformatted_20_Text"><text:span text:style-name="Source_20_Text">String3</text:span></text:p>
      <text:p text:style-name="Preformatted_20_Text"><text:span text:style-name="Source_20_Text">String4</text:span></text:p>
      <text:p text:style-name="Preformatted_20_Text"><text:span text:style-name="Source_20_Text">String5</text:span></text:p>
      <text:p text:style-name="Preformatted_20_Text"><text:span text:style-name="Source_20_Text">String6</text:span></text:p>
      <text:p text:style-name="Preformatted_20_Text"><text:span text:style-name="Source_20_Text">String7</text:span></text:p>
      <text:p text:style-name="Preformatted_20_Text"><text:span text:style-name="Source_20_Text">String8</text:span></text:p>
      <text:p text:style-name="Preformatted_20_Text"><text:span text:style-name="Source_20_Text">String9</text:span></text:p>
      <text:p text:style-name="P15"><text:span text:style-name="Source_20_Text">*/</text:span></text:p>
      <text:p text:style-name="P11"/>
      <text:p text:style-name="P11"/>
      <text:p text:style-name="P11"/>
      <text:p text:style-name="P11"/>
      <text:p text:style-name="P11"><text:soft-page-break/>Вывод 0х00</text:p>
      <text:p text:style-name="P12"/>
      <text:p text:style-name="P14"><text:span text:style-name="Source_20_Text">#include "stdafx.h"</text:span></text:p>
      <text:p text:style-name="Preformatted_20_Text"><text:span text:style-name="Source_20_Text">#include &lt;stdio.h&gt;</text:span></text:p>
      <text:p text:style-name="Preformatted_20_Text"><text:span text:style-name="Source_20_Text">#include &lt;Windows.h&gt;</text:span></text:p>
      <text:p text:style-name="Preformatted_20_Text"/>
      <text:p text:style-name="Preformatted_20_Text"><text:span text:style-name="Source_20_Text">int _tmain(int argc, _TCHAR* argv[])</text:span></text:p>
      <text:p text:style-name="Preformatted_20_Text"><text:span text:style-name="Source_20_Text">{</text:span></text:p>
      <text:p text:style-name="Preformatted_20_Text"><text:span text:style-name="Source_20_Text">#undef LOCAL_MOD_BUFF_SIZE</text:span></text:p>
      <text:p text:style-name="Preformatted_20_Text"><text:span text:style-name="Source_20_Text">#define LOCAL_MOD_BUFF_SIZE 1024</text:span></text:p>
      <text:p text:style-name="Preformatted_20_Text"/>
      <text:p text:style-name="Preformatted_20_Text"><text:span text:style-name="Source_20_Text"><text:s text:c="4"/>char str[LOCAL_MOD_BUFF_SIZE + 1];</text:span></text:p>
      <text:p text:style-name="Preformatted_20_Text"><text:span text:style-name="Source_20_Text"><text:s text:c="4"/>char mychar[] = {</text:span></text:p>
      <text:p text:style-name="Preformatted_20_Text"><text:span text:style-name="Source_20_Text"><text:s text:c="8"/>0x12, 0x68, 0x11, 0x01, 0x08, 0x68, 0x11, 0x01,</text:span></text:p>
      <text:p text:style-name="Preformatted_20_Text"><text:span text:style-name="Source_20_Text"><text:s text:c="8"/>0x00, 0x13, 0x06, 0x88, 0x10, 0x0b, 0x00, 0x02,</text:span></text:p>
      <text:p text:style-name="Preformatted_20_Text"><text:span text:style-name="Source_20_Text"><text:s text:c="8"/>0x00, 0x03, 0xdf, 0xbf, 0x02, 0x0a</text:span></text:p>
      <text:p text:style-name="Preformatted_20_Text"><text:span text:style-name="Source_20_Text"><text:s text:c="4"/>};</text:span></text:p>
      <text:p text:style-name="Preformatted_20_Text"><text:span text:style-name="Source_20_Text"><text:s text:c="4"/>for (int i=0, len = 0; i &lt; sizeof(mychar); i++, len = strlen(str)){ </text:span></text:p>
      <text:p text:style-name="Preformatted_20_Text"><text:span text:style-name="Source_20_Text"><text:s text:c="8"/>sprintf_s(&amp;str[len], LOCAL_MOD_BUFF_SIZE - len - 1, "%02x ", (unsigned char)mychar[i]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printf(str);</text:span></text:p>
      <text:p text:style-name="Preformatted_20_Text"><text:span text:style-name="Source_20_Text"><text:s text:c="4"/>getchar();</text:span></text:p>
      <text:p text:style-name="Preformatted_20_Text"><text:span text:style-name="Source_20_Text"><text:s text:c="4"/>return 0;</text:span></text:p>
      <text:p text:style-name="P15"><text:span text:style-name="Source_20_Text">}</text:span></text:p>
      <text:p text:style-name="P12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08:06:07.585727980</meta:creation-date>
    <dc:date>2018-07-13T09:39:26.157913982</dc:date>
    <meta:editing-duration>PT1H59M46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3" meta:paragraph-count="95" meta:word-count="386" meta:character-count="2498" meta:non-whitespace-character-count="1986"/>
  </office:meta>
</office:document-meta>
</file>